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Georgia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Georgia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Georgia" fo:font-size="8pt" style:font-size-asian="8pt" style:font-size-complex="8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Georgia"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ourier"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ame: </text:span>__________________________ <text:s text:c="41"/><text:tab/><text:tab/><text:tab/><text:tab/><text:span text:style-name="T1">Net ID:_______________</text:span></text:p>
      <text:p text:style-name="P1"/>
      <text:p text:style-name="P2">CSCI-UA.0101 – <text:s/>Survey (<text:span text:style-name="T2">AKA Secret Attendance Sheet</text:span>)</text:p>
      <text:p text:style-name="P4"><text:span text:style-name="T4"/></text:p>
      <text:list xml:id="list3542890238627941791" text:style-name="L1">
        <text:list-item>
          <text:p text:style-name="P6"><text:span text:style-name="T4">What's your </text:span><text:span text:style-name="T1">major</text:span><text:span text:style-name="T4"> (or the major that you're planning on taking)? <text:line-break/><text:line-break/>_________________________________<text:line-break/><text:line-break/></text:span></text:p>
        </text:list-item>
        <text:list-item>
          <text:p text:style-name="P6"><text:span text:style-name="T4">Did you take </text:span><text:span text:style-name="T3">Introduction to Computer Programming</text:span><text:span text:style-name="T4">, </text:span><text:span text:style-name="T1">CSCI-UA.0002</text:span><text:span text:style-name="T4">? <text:line-break/></text:span></text:p>
          <text:list>
            <text:list-item>
              <text:p text:style-name="P6"><text:span text:style-name="T1">Circle one:</text:span><text:span text:style-name="T4"> Yes / No<text:line-break/></text:span></text:p>
            </text:list-item>
            <text:list-item>
              <text:p text:style-name="P6"><text:span text:style-name="T1">Circle one:</text:span><text:span text:style-name="T4"> Fall/Spring/Summer/Winter, <text:tab/>Year _____________<text:line-break/><text:line-break/></text:span></text:p>
            </text:list-item>
          </text:list>
        </text:list-item>
        <text:list-item>
          <text:p text:style-name="P6"><text:span text:style-name="T4">Are you familiar with any of the following </text:span><text:span text:style-name="T1">languages</text:span><text:span text:style-name="T4">?<text:line-break/></text:span></text:p>
          <text:list>
            <text:list-item>
              <text:p text:style-name="P6"><text:span text:style-name="T1">C</text:span><text:span text:style-name="T4"><text:tab/><text:tab/></text:span><text:span text:style-name="T1">Circle one</text:span><text:span text:style-name="T4">: No / A little bit / Intermediate / I'm an expert!<text:line-break/></text:span></text:p>
            </text:list-item>
            <text:list-item>
              <text:p text:style-name="P6"><text:span text:style-name="T1">C++</text:span><text:span text:style-name="T4"><text:tab/><text:tab/></text:span><text:span text:style-name="T1">Circle one</text:span><text:span text:style-name="T4">: No / A little bit / Intermediate / I'm an expert!<text:line-break/></text:span></text:p>
            </text:list-item>
            <text:list-item>
              <text:p text:style-name="P6"><text:span text:style-name="T1">Java</text:span><text:span text:style-name="T4"><text:tab/><text:tab/></text:span><text:span text:style-name="T1">Circle one</text:span><text:span text:style-name="T4">: No / A little bit / Intermediate / I'm an expert!<text:line-break/></text:span></text:p>
            </text:list-item>
            <text:list-item>
              <text:p text:style-name="P6"><text:span text:style-name="T1">Python</text:span><text:span text:style-name="T4"><text:tab/></text:span><text:span text:style-name="T1">Circle one</text:span><text:span text:style-name="T4">: No / A little bit / Intermediate / I'm an expert!<text:line-break/><text:line-break/></text:span></text:p>
            </text:list-item>
          </text:list>
        </text:list-item>
        <text:list-item>
          <text:p text:style-name="P6"><text:span text:style-name="T4">Write a function (or method) called </text:span><text:span text:style-name="T5">max_int</text:span><text:span text:style-name="T4"><text:line-break/></text:span></text:p>
          <text:list>
            <text:list-item>
              <text:p text:style-name="P6"><text:span text:style-name="T4">It should take 1 parameter, a list (or an array) of integers<text:line-break/></text:span></text:p>
            </text:list-item>
            <text:list-item>
              <text:p text:style-name="P6"><text:span text:style-name="T4">It should give back the largest integer in the list (array)<text:line-break/></text:span></text:p>
            </text:list-item>
            <text:list-item>
              <text:p text:style-name="P6"><text:span text:style-name="T4">Some examples:<text:line-break/><text:line-break/></text:span><text:span text:style-name="T5">max_int([-2, 4, 3]) <text:tab/># Gives back: 4<text:line-break/>max_in([2])<text:tab/><text:tab/><text:tab/># Gives back: 2</text:span><text:span text:style-name="T4"><text:line-break/></text:span></text:p>
            </text:list-item>
            <text:list-item>
              <text:p text:style-name="P6"><text:span text:style-name="T4">You do not have to take into account a list that is empty or that has elements that aren't integers (ignore these cases)<text:line-break/></text:span></text:p>
            </text:list-item>
          </text:list>
          <text:p text:style-name="P6"><text:span text:style-name="T1">What language</text:span><text:span text:style-name="T4"> will you write this in (writing in pseudocode is fine)?<text:line-break/><text:line-break/></text:span><text:span text:style-name="T1">Circle one</text:span><text:span text:style-name="T4">: C / C++ / Java / Python / Pseudocode / Other: __________ </text:span></text:p>
        </text:list-item>
      </text:list>
      <text:p text:style-name="P5"><text:span text:style-name="T4"/></text:p>
      <text:p text:style-name="P7"/>
      <text:p text:style-name="P5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84in" fo:margin-bottom="0.785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5-01-29T11:24:26</dc:date>
    <dc:creator>Joe Versoza</dc:creator>
    <meta:editing-duration>PT12H49M54S</meta:editing-duration>
    <meta:editing-cycles>16</meta:editing-cycles>
    <meta:generator>OpenOffice/4.1.1$Unix OpenOffice.org_project/411m6$Build-9775</meta:generator>
    <meta:document-statistic meta:table-count="0" meta:image-count="0" meta:object-count="0" meta:page-count="1" meta:paragraph-count="18" meta:word-count="213" meta:character-count="1277"/>
  </office:meta>
</office:document-meta>
</file>